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1250" officeooo:paragraph-rsid="00021250"/>
    </style:style>
    <style:style style:name="P2" style:family="paragraph" style:parent-style-name="Standard">
      <style:paragraph-properties fo:text-align="justify" style:justify-single-word="false"/>
      <style:text-properties officeooo:rsid="00021250" officeooo:paragraph-rsid="00021250"/>
    </style:style>
    <style:style style:name="P3" style:family="paragraph" style:parent-style-name="Standard">
      <style:paragraph-properties fo:text-align="justify" style:justify-single-word="false"/>
      <style:text-properties officeooo:rsid="00021250" officeooo:paragraph-rsid="00044391"/>
    </style:style>
    <style:style style:name="P4" style:family="paragraph" style:parent-style-name="Standard">
      <style:paragraph-properties fo:text-align="justify" style:justify-single-word="false"/>
      <style:text-properties officeooo:rsid="00021250" officeooo:paragraph-rsid="0004c07b"/>
    </style:style>
    <style:style style:name="P5" style:family="paragraph" style:parent-style-name="Standard">
      <style:paragraph-properties fo:text-align="justify" style:justify-single-word="false"/>
      <style:text-properties officeooo:rsid="0004a596" officeooo:paragraph-rsid="0004a596"/>
    </style:style>
    <style:style style:name="P6" style:family="paragraph" style:parent-style-name="Standard">
      <style:paragraph-properties fo:text-align="justify" style:justify-single-word="false"/>
      <style:text-properties officeooo:rsid="0004a596" officeooo:paragraph-rsid="0004c07b"/>
    </style:style>
    <style:style style:name="P7" style:family="paragraph" style:parent-style-name="Heading_20_1">
      <style:paragraph-properties fo:text-align="justify" style:justify-single-word="false"/>
    </style:style>
    <style:style style:name="P8" style:family="paragraph" style:parent-style-name="Heading_20_2">
      <style:paragraph-properties fo:text-align="justify" style:justify-single-word="false"/>
    </style:style>
    <style:style style:name="P9" style:family="paragraph" style:parent-style-name="Text_20_body">
      <style:paragraph-properties fo:text-align="justify" style:justify-single-word="false"/>
      <style:text-properties officeooo:rsid="00064052" officeooo:paragraph-rsid="00064052"/>
    </style:style>
    <style:style style:name="T1" style:family="text">
      <style:text-properties officeooo:rsid="00036cee"/>
    </style:style>
    <style:style style:name="T2" style:family="text">
      <style:text-properties officeooo:rsid="0004a596"/>
    </style:style>
    <style:style style:name="T3" style:family="text">
      <style:text-properties officeooo:rsid="0004c07b"/>
    </style:style>
    <style:style style:name="T4" style:family="text">
      <style:text-properties officeooo:rsid="000640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0/18</text:p>
      <text:p text:style-name="Title">Séance 3 : Spécifications XML</text:p>
      <text:p text:style-name="P2">Les spécifications XML définissent un modèle pour les documents XML qui réglemente l’imbrication des balises, les noms d’éléments autorisés, la façon dont les attributs sont rattachés aux éléments.</text:p>
      <text:p text:style-name="P2">Les documents XML qui respectent, en plus de la syntaxe XML, les règles d’un modèle de document sont dits valides.</text:p>
      <text:p text:style-name="P2"/>
      <text:h text:style-name="P7" text:outline-level="1">La syntaxe DTD</text:h>
      <text:h text:style-name="P8" text:outline-level="2">Déclaration d’un élément :</text:h>
      <text:p text:style-name="P2">&lt;!ELEMENT nom_element (contenu)&gt;</text:p>
      <text:p text:style-name="P2"><text:span text:style-name="T2">M</text:span>odèle de contenu : </text:p>
      <text:p text:style-name="P2">- #PCDATA : données textuelles,</text:p>
      <text:p text:style-name="P2">- EMPTY : <text:span text:style-name="T2">vide,</text:span></text:p>
      <text:p text:style-name="P2">- ANY : <text:span text:style-name="T2">n’importe quel contenu. </text:span></text:p>
      <text:p text:style-name="P2"/>
      <text:h text:style-name="P8" text:outline-level="2">Déclaration d’un sous-élément :</text:h>
      <text:p text:style-name="P2">&lt;!ELEMENT nom_element (nom_sousElement)&gt;</text:p>
      <text:p text:style-name="P5">On déclare l’élément parent et ensuite les éléments enfants ce dernier : ce sont les sous-éléments. </text:p>
      <text:p text:style-name="P2">Déclaration d’une séquence de sous-éléments : &lt;!ELEMENT nom_element (nom_sousElement1, nom_sousElement2)&gt; Attention : l’ordre de déclaration des sous-éléments est signifiant. <text:span text:style-name="T2">Cet ordre devra être respecté dans le document XML, dans le cas contraire, le document ne sera pas valide. </text:span></text:p>
      <text:p text:style-name="P2"/>
      <text:p text:style-name="P2">Nombre d’éléments autorisés : </text:p>
      <text:p text:style-name="P2"><text:span text:style-name="T2">-</text:span>? zéro ou un ;</text:p>
      <text:p text:style-name="P2"><text:span text:style-name="T2">-</text:span>* zéro ou plusieurs éléments ;</text:p>
      <text:p text:style-name="P2"><text:span text:style-name="T2">-</text:span>+ un ou plusieurs éléments.</text:p>
      <text:p text:style-name="P5">Ces signes se passent dans la parenthèses, derrière l’élément concerné ou après la parenthèse si la règle s’applique à tous les éléments présents dans la parenthèse. </text:p>
      <text:p text:style-name="P6"><text:tab/><text:span text:style-name="T3">Ex : &lt;!ELEMENT nom_element (nom_sousElement1 ?, nom_sousElement2+)&gt; ou</text:span></text:p>
      <text:p text:style-name="P4">&lt;!ELEMENT nom_element (nom_sousElement1, nom_sousElement2)*&gt;</text:p>
      <text:p text:style-name="P2"/>
      <text:h text:style-name="P8" text:outline-level="2">Déclaration des attributs :</text:h>
      <text:p text:style-name="P2">&lt;!ATTlist nom_element nom_attribut type_Données type_Attribut&gt; </text:p>
      <text:p text:style-name="P2"/>
      <text:p text:style-name="P3">Les données d’attributs : </text:p>
      <text:p text:style-name="P3"/>
      <text:p text:style-name="P3">type_Données :</text:p>
      <text:p text:style-name="P2">-CDATA n’importe quelle chaîne de caractère ; à l’intérieur des “…“ on peut mettre un élément ;</text:p>
      <text:p text:style-name="P2">-ID doit contenir une valeur unique dans le document XML. Un seul attribut de ce type par élément est accepté.</text:p>
      <text:p text:style-name="P2"/>
      <text:p text:style-name="P2"><text:soft-page-break/><text:span text:style-name="T4">-</text:span>IDREF fait référence à un attribut de type ID d’un élément du document. Les attributs Idref sont généralement utilisés pour établir des relations entre les éléments. Les pointeurs qui vont vers les identifiants. N’est juste que si on l’a déjà déclarer en tant qu’ID quelque part.</text:p>
      <text:p text:style-name="P2"/>
      <text:p text:style-name="P2">Les types d’attributs: </text:p>
      <text:p text:style-name="P2">#IMPLIED optionnel ;</text:p>
      <text:p text:style-name="P2">#REQUIRED obligatoire ;</text:p>
      <text:p text:style-name="P2">#FIXED à valeur fixe.</text:p>
      <text:p text:style-name="P2"/>
      <text:h text:style-name="P7" text:outline-level="1">Déclarer sa DTD dans son document XML</text:h>
      <text:p text:style-name="P9">On peut procéder de deux façons pour déclarer une DTD. Soit on place la DTD dans le document XML, et elle se trouvera sous la déclaration du document. Soit elle sera inscrite dans un autre document que le document XML et il faudra l’appeler. </text:p>
      <text:p text:style-name="P2">DTD interne : &lt;!DOCTYPE texte [&lt;!ELEMENT nom_element (contenu)<text:span text:style-name="T1">]</text:span>&gt;</text:p>
      <text:p text:style-name="P2"/>
      <text:p text:style-name="P2">DTD externe (à déclarer avant l’élément racine) : &lt;!DOCTYPE texte SYSTEM "nomDTD.dt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9:23:07.072649636</meta:creation-date>
    <dc:date>2018-11-06T09:38:47.688547341</dc:date>
    <meta:editing-duration>PT8M55S</meta:editing-duration>
    <meta:editing-cycles>6</meta:editing-cycles>
    <meta:generator>LibreOffice/5.3.7.2$MacOSX_X86_64 LibreOffice_project/6b8ed514a9f8b44d37a1b96673cbbdd077e24059</meta:generator>
    <meta:document-statistic meta:table-count="0" meta:image-count="0" meta:object-count="0" meta:page-count="2" meta:paragraph-count="37" meta:word-count="384" meta:character-count="2503" meta:non-whitespace-character-count="2145"/>
  </office:meta>
</office:document-meta>
</file>